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Question 2:</text:span><text:span text:style-name="T3"><text:s/></text:span><text:span text:style-name="T4">Write a program to check<text:s/></text:span><text:span text:style-name="T5">if</text:span><text:span text:style-name="T6"><text:s/>a number is even.</text:span></text:p>
      <text:p text:style-name="Normal">#include &lt;iostream&gt;</text:p>
      <text:p text:style-name="Normal">Using namespace std;</text:p>
      <text:p text:style-name="Normal"/>
      <text:p text:style-name="Normal">Int main() {</text:p>
      <text:p text:style-name="Normal"><text:s text:c="4"/>Int number;</text:p>
      <text:p text:style-name="Normal"><text:s text:c="4"/>Cout &lt;&lt; “Enter a number: “;</text:p>
      <text:p text:style-name="Normal"><text:s text:c="4"/>Cin &gt;&gt; number;</text:p>
      <text:p text:style-name="Normal"/>
      <text:p text:style-name="Normal"><text:s text:c="4"/>If (number % 2 == 0) {</text:p>
      <text:p text:style-name="Normal"><text:s text:c="8"/>Cout &lt;&lt; “The number is even.” &lt;&lt; endl;</text:p>
      <text:p text:style-name="Normal"><text:s text:c="4"/>}</text:p>
      <text:p text:style-name="Normal"><text:s text:c="4"/>Return 0;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2:28:00Z</meta:creation-date>
    <dc:date>2024-12-23T02:28:00Z</dc:date>
    <meta:template xlink:href="Normal.dotm" xlink:type="simple"/>
    <meta:editing-cycles>4</meta:editing-cycles>
    <meta:editing-duration>PT180S</meta:editing-duration>
    <meta:document-statistic meta:page-count="1" meta:paragraph-count="1" meta:word-count="41" meta:character-count="277" meta:row-count="1" meta:non-whitespace-character-count="237"/>
  </office:meta>
</office:document-meta>
</file>